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e2194" officeooo:paragraph-rsid="000e219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0e2194" officeooo:paragraph-rsid="000e2194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VE BASIC QUERIES</text:p>
      <text:p text:style-name="P1"/>
      <text:p text:style-name="P2">hdoop@apoorva-VirtualBox:~/apache-hive-3.1.2-bin$ hive</text:p>
      <text:p text:style-name="P2">SLF4J: Class path contains multiple SLF4J bindings.</text:p>
      <text:p text:style-name="P2">SLF4J: Found binding in [jar:file:/home/hdoop/apache-hive-3.1.2-bin/lib/log4j-slf4j-impl-2.10.0.jar!/org/slf4j/impl/StaticLoggerBinder.class]</text:p>
      <text:p text:style-name="P2">SLF4J: Found binding in [jar:file:/home/hdoop/hadoop-3.2.1/share/hadoop/common/lib/slf4j-log4j12-1.7.25.jar!/org/slf4j/impl/StaticLoggerBinder.class]</text:p>
      <text:p text:style-name="P2">SLF4J: See http://www.slf4j.org/codes.html#multiple_bindings for an explanation.</text:p>
      <text:p text:style-name="P2">SLF4J: Actual binding is of type [org.apache.logging.slf4j.Log4jLoggerFactory]</text:p>
      <text:p text:style-name="P2">Hive Session ID = 89ce4a35-fc35-420f-bc26-466ab983b198</text:p>
      <text:p text:style-name="P2"/>
      <text:p text:style-name="P2">Logging initialized using configuration in jar:file:/home/hdoop/apache-hive-3.1.2-bin/lib/hive-common-3.1.2.jar!/hive-log4j2.properties Async: true</text:p>
      <text:p text:style-name="P2">Hive-on-MR is deprecated in Hive 2 and may not be available in the future versions. Consider using a different execution engine (i.e. spark, tez) or using Hive 1.X releases.</text:p>
      <text:p text:style-name="P2">Hive Session ID = 76808778-a455-4e71-8b6c-39da043007df</text:p>
      <text:p text:style-name="P2"/>
      <text:p text:style-name="P2">hive&gt; show databases;</text:p>
      <text:p text:style-name="P2">OK</text:p>
      <text:p text:style-name="P2">default</text:p>
      <text:p text:style-name="P2">Time taken: 0.739 seconds, Fetched: 1 row(s)</text:p>
      <text:p text:style-name="P2"><text:s/></text:p>
      <text:p text:style-name="P1">Create database called Banking</text:p>
      <text:p text:style-name="P2">hive&gt; create database banking;</text:p>
      <text:p text:style-name="P2">OK</text:p>
      <text:p text:style-name="P2">Time taken: 0.163 seconds</text:p>
      <text:p text:style-name="P2">hive&gt; show databases;</text:p>
      <text:p text:style-name="P2">OK</text:p>
      <text:p text:style-name="P2">banking</text:p>
      <text:p text:style-name="P2">default</text:p>
      <text:p text:style-name="P2">Time taken: 0.087 seconds, Fetched: 2 row(s)</text:p>
      <text:p text:style-name="P2">hive&gt; use banking;</text:p>
      <text:p text:style-name="P2"><text:soft-page-break/>OK</text:p>
      <text:p text:style-name="P2">Time taken: 0.074 seconds</text:p>
      <text:p text:style-name="P2"/>
      <text:p text:style-name="P1">Create table Bank</text:p>
      <text:p text:style-name="P2">hive&gt; create table Bank(Bank_id int,Bname String,Blocation String);</text:p>
      <text:p text:style-name="P2">OK</text:p>
      <text:p text:style-name="P2">Time taken: 0.748 seconds</text:p>
      <text:p text:style-name="P2">hive&gt; create table customer(cust_id int,cname String,income float,accid int,dob date);</text:p>
      <text:p text:style-name="P2">OK</text:p>
      <text:p text:style-name="P2">Time taken: 0.111 seconds</text:p>
      <text:p text:style-name="P2">hive&gt; create table account(accid int,cust_id int,Bank_id int);</text:p>
      <text:p text:style-name="P2">OK</text:p>
      <text:p text:style-name="P2">Time taken: 0.128 seconds</text:p>
      <text:p text:style-name="P2">hive&gt; show tables;</text:p>
      <text:p text:style-name="P2">OK</text:p>
      <text:p text:style-name="P2">account</text:p>
      <text:p text:style-name="P2">bank</text:p>
      <text:p text:style-name="P2">customer</text:p>
      <text:p text:style-name="P2">Time taken: 0.077 seconds, Fetched: 3 row(s)</text:p>
      <text:p text:style-name="P2"/>
      <text:p text:style-name="P1">Insert values using insert statement</text:p>
      <text:p text:style-name="P2">hive&gt; insert into Bank values(1,'AXIS','Bangalore'),(2,'SBI','Mysore');</text:p>
      <text:p text:style-name="P2">Query ID = hdoop_20210709111414_63c0003e-911d-45f7-a420-d3b6ef328ff2</text:p>
      <text:p text:style-name="P2">Total jobs = 3</text:p>
      <text:p text:style-name="P2">Launching Job 1 out of 3</text:p>
      <text:p text:style-name="P2">Number of reduce tasks determined at compile tim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5808600314_0001, Tracking URL = http://apoorva-VirtualBox:8088/proxy/application_1625808600314_0001/</text:p>
      <text:p text:style-name="P2">Kill Command = /home/hdoop/hadoop-3.2.1/bin/mapred job <text:s/>-kill job_1625808600314_0001</text:p>
      <text:p text:style-name="P2"><text:soft-page-break/>Hadoop job information for Stage-1: number of mappers: 1; number of reducers: 1</text:p>
      <text:p text:style-name="P2">2021-07-09 11:14:31,741 Stage-1 map = 0%, <text:s/>reduce = 0%</text:p>
      <text:p text:style-name="P2">2021-07-09 11:14:38,178 Stage-1 map = 100%, <text:s/>reduce = 0%, Cumulative CPU 1.8 sec</text:p>
      <text:p text:style-name="P2">2021-07-09 11:14:44,496 Stage-1 map = 100%, <text:s/>reduce = 100%, Cumulative CPU 2.97 sec</text:p>
      <text:p text:style-name="P2">MapReduce Total cumulative CPU time: 2 seconds 970 msec</text:p>
      <text:p text:style-name="P2">Ended Job = job_1625808600314_0001</text:p>
      <text:p text:style-name="P2">Stage-4 is selected by condition resolver.</text:p>
      <text:p text:style-name="P2">Stage-3 is filtered out by condition resolver.</text:p>
      <text:p text:style-name="P2">Stage-5 is filtered out by condition resolver.</text:p>
      <text:p text:style-name="P2">Moving data to directory hdfs://127.0.0.1:9000/user/hive/warehouse/banking.db/bank/.hive-staging_hive_2021-07-09_11-14-14_152_4562215187173535564-1/-ext-10000</text:p>
      <text:p text:style-name="P2">Loading data to table banking.bank</text:p>
      <text:p text:style-name="P2">MapReduce Jobs Launched: </text:p>
      <text:p text:style-name="P2">Stage-Stage-1: Map: 1 <text:s/>Reduce: 1 <text:s text:c="2"/>Cumulative CPU: 2.97 sec <text:s text:c="2"/>HDFS Read: 16784 HDFS Write: 311 SUCCESS</text:p>
      <text:p text:style-name="P2">Total MapReduce CPU Time Spent: 2 seconds 970 msec</text:p>
      <text:p text:style-name="P2">OK</text:p>
      <text:p text:style-name="P2">Time taken: 32.266 seconds</text:p>
      <text:p text:style-name="P2"/>
      <text:p text:style-name="P2">hive&gt; select * from Bank;</text:p>
      <text:p text:style-name="P2">OK</text:p>
      <text:p text:style-name="P2">1<text:tab/>AXIS<text:tab/>Bangalore</text:p>
      <text:p text:style-name="P2">2<text:tab/>SBI<text:tab/>Mysore</text:p>
      <text:p text:style-name="P2">Time taken: 0.275 seconds, Fetched: 2 row(s)</text:p>
      <text:p text:style-name="P2">hive&gt; insert into Bank values(3,'Canara','Mandya'),(4,'SBI','Mangalore'),(5,'Kotak','Shivmogga');</text:p>
      <text:p text:style-name="P2">Query ID = hdoop_20210709111557_1809f2d9-249b-4310-8f17-d1896d8764c3</text:p>
      <text:p text:style-name="P2">Total jobs = 3</text:p>
      <text:p text:style-name="P2">Launching Job 1 out of 3</text:p>
      <text:p text:style-name="P2">Number of reduce tasks determined at compile tim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oft-page-break/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5808600314_0002, Tracking URL = http://apoorva-VirtualBox:8088/proxy/application_1625808600314_0002/</text:p>
      <text:p text:style-name="P2">Kill Command = /home/hdoop/hadoop-3.2.1/bin/mapred job <text:s/>-kill job_1625808600314_0002</text:p>
      <text:p text:style-name="P2">Hadoop job information for Stage-1: number of mappers: 1; number of reducers: 1</text:p>
      <text:p text:style-name="P2">2021-07-09 11:16:08,940 Stage-1 map = 0%, <text:s/>reduce = 0%</text:p>
      <text:p text:style-name="P2">2021-07-09 11:16:19,457 Stage-1 map = 100%, <text:s/>reduce = 0%, Cumulative CPU 2.39 sec</text:p>
      <text:p text:style-name="P2">2021-07-09 11:16:30,090 Stage-1 map = 100%, <text:s/>reduce = 100%, Cumulative CPU 4.53 sec</text:p>
      <text:p text:style-name="P2">MapReduce Total cumulative CPU time: 4 seconds 530 msec</text:p>
      <text:p text:style-name="P2">Ended Job = job_1625808600314_0002</text:p>
      <text:p text:style-name="P2">Stage-4 is selected by condition resolver.</text:p>
      <text:p text:style-name="P2">Stage-3 is filtered out by condition resolver.</text:p>
      <text:p text:style-name="P2">Stage-5 is filtered out by condition resolver.</text:p>
      <text:p text:style-name="P2">Moving data to directory hdfs://127.0.0.1:9000/user/hive/warehouse/banking.db/bank/.hive-staging_hive_2021-07-09_11-15-57_190_4545434785208180142-1/-ext-10000</text:p>
      <text:p text:style-name="P2">Loading data to table banking.bank</text:p>
      <text:p text:style-name="P2">MapReduce Jobs Launched: </text:p>
      <text:p text:style-name="P2">Stage-Stage-1: Map: 1 <text:s/>Reduce: 1 <text:s text:c="2"/>Cumulative CPU: 4.53 sec <text:s text:c="2"/>HDFS Read: 16944 HDFS Write: 366 SUCCESS</text:p>
      <text:p text:style-name="P2">Total MapReduce CPU Time Spent: 4 seconds 530 msec</text:p>
      <text:p text:style-name="P2">OK</text:p>
      <text:p text:style-name="P2">Time taken: 35.889 seconds</text:p>
      <text:p text:style-name="P2"/>
      <text:p text:style-name="P2">hive&gt; select * from Bank;</text:p>
      <text:p text:style-name="P2">OK</text:p>
      <text:p text:style-name="P2">1<text:tab/>AXIS<text:tab/>Bangalore</text:p>
      <text:p text:style-name="P2">2<text:tab/>SBI<text:tab/>Mysore</text:p>
      <text:p text:style-name="P2">3<text:tab/>Canara<text:tab/>Mandya</text:p>
      <text:p text:style-name="P2">4<text:tab/>SBI<text:tab/>Mangalore</text:p>
      <text:p text:style-name="P2">5<text:tab/>Kotak<text:tab/>Shivmogga</text:p>
      <text:p text:style-name="P2">Time taken: 0.196 seconds, Fetched: 5 row(s)</text:p>
      <text:p text:style-name="P2"><text:soft-page-break/>hive&gt; show tables;</text:p>
      <text:p text:style-name="P2">OK</text:p>
      <text:p text:style-name="P2">account</text:p>
      <text:p text:style-name="P2">bank</text:p>
      <text:p text:style-name="P2">customer</text:p>
      <text:p text:style-name="P2">Time taken: 0.063 seconds, Fetched: 3 row(s)</text:p>
      <text:p text:style-name="P2"/>
      <text:p text:style-name="P2">hive&gt; insert into customer values(101,'Apoo',20000,1234,'2000-12-01'),(102,'Sara',30000,1235,'1999-01-20'),(103,'Anjali',40000,1236,'2000-05-29'),(104,'Ashu',30500,1237,'2000-11-02'),(105,'Anushka',40020,1238,'2001-05-01');</text:p>
      <text:p text:style-name="P2">Query ID = hdoop_20210709111927_ff2b0ece-090d-4a7d-b4df-298405427c3c</text:p>
      <text:p text:style-name="P2">Total jobs = 3</text:p>
      <text:p text:style-name="P2">Launching Job 1 out of 3</text:p>
      <text:p text:style-name="P2">Number of reduce tasks is set to 0 since there's no reduce operator</text:p>
      <text:p text:style-name="P2">Starting Job = job_1625808600314_0003, Tracking URL = http://apoorva-VirtualBox:8088/proxy/application_1625808600314_0003/</text:p>
      <text:p text:style-name="P2">Kill Command = /home/hdoop/hadoop-3.2.1/bin/mapred job <text:s/>-kill job_1625808600314_0003</text:p>
      <text:p text:style-name="P2">Hadoop job information for Stage-1: number of mappers: 1; number of reducers: 0</text:p>
      <text:p text:style-name="P2">2021-07-09 11:19:38,294 Stage-1 map = 0%, <text:s/>reduce = 0%</text:p>
      <text:p text:style-name="P2">2021-07-09 11:19:45,840 Stage-1 map = 100%, <text:s/>reduce = 0%, Cumulative CPU 1.7 sec</text:p>
      <text:p text:style-name="P2">MapReduce Total cumulative CPU time: 1 seconds 700 msec</text:p>
      <text:p text:style-name="P2">Ended Job = job_1625808600314_0003</text:p>
      <text:p text:style-name="P2">Stage-4 is selected by condition resolver.</text:p>
      <text:p text:style-name="P2">Stage-3 is filtered out by condition resolver.</text:p>
      <text:p text:style-name="P2">Stage-5 is filtered out by condition resolver.</text:p>
      <text:p text:style-name="P2">Moving data to directory hdfs://127.0.0.1:9000/user/hive/warehouse/banking.db/customer/.hive-staging_hive_2021-07-09_11-19-27_624_4418704507662482276-1/-ext-10000</text:p>
      <text:p text:style-name="P2">Loading data to table banking.customer</text:p>
      <text:p text:style-name="P2">MapReduce Jobs Launched: </text:p>
      <text:p text:style-name="P2">Stage-Stage-1: Map: 1 <text:s text:c="2"/>Cumulative CPU: 1.7 sec <text:s text:c="2"/>HDFS Read: 6527 HDFS Write: 243 SUCCESS</text:p>
      <text:p text:style-name="P2">Total MapReduce CPU Time Spent: 1 seconds 700 msec</text:p>
      <text:p text:style-name="P2"><text:soft-page-break/>OK</text:p>
      <text:p text:style-name="P2">Time taken: 19.613 seconds</text:p>
      <text:p text:style-name="P2"/>
      <text:p text:style-name="P2">hive&gt; select * from customer;</text:p>
      <text:p text:style-name="P2">OK</text:p>
      <text:p text:style-name="P2">101<text:tab/>Apoo<text:tab/>20000.0<text:tab/>1234<text:tab/>2000-12-01</text:p>
      <text:p text:style-name="P2">102<text:tab/>Sara<text:tab/>30000.0<text:tab/>1235<text:tab/>1999-01-20</text:p>
      <text:p text:style-name="P2">103<text:tab/>Anjali<text:tab/>40000.0<text:tab/>1236<text:tab/>2000-05-29</text:p>
      <text:p text:style-name="P2">104<text:tab/>Ashu<text:tab/>30500.0<text:tab/>1237<text:tab/>2000-11-02</text:p>
      <text:p text:style-name="P2">105<text:tab/>Anushka<text:tab/>40020.0<text:tab/>1238<text:tab/>2001-05-01</text:p>
      <text:p text:style-name="P2">Time taken: 0.199 seconds, Fetched: 5 row(s)</text:p>
      <text:p text:style-name="P2"/>
      <text:p text:style-name="P2">hive&gt; show tables;</text:p>
      <text:p text:style-name="P2">OK</text:p>
      <text:p text:style-name="P2">account</text:p>
      <text:p text:style-name="P2">bank</text:p>
      <text:p text:style-name="P2">customer</text:p>
      <text:p text:style-name="P2">Time taken: 0.033 seconds, Fetched: 3 row(s)</text:p>
      <text:p text:style-name="P2"/>
      <text:p text:style-name="P1">Query operation</text:p>
      <text:p text:style-name="P2">hive&gt; select cust_id,accid from customer;</text:p>
      <text:p text:style-name="P2">OK</text:p>
      <text:p text:style-name="P2">101<text:tab/>1234</text:p>
      <text:p text:style-name="P2">102<text:tab/>1235</text:p>
      <text:p text:style-name="P2">103<text:tab/>1236</text:p>
      <text:p text:style-name="P2">104<text:tab/>1237</text:p>
      <text:p text:style-name="P2">105<text:tab/>1238</text:p>
      <text:p text:style-name="P2">Time taken: 0.209 seconds, Fetched: 5 row(s)</text:p>
      <text:p text:style-name="P2">hive&gt; show tables;</text:p>
      <text:p text:style-name="P2">OK</text:p>
      <text:p text:style-name="P2">account</text:p>
      <text:p text:style-name="P2">bank</text:p>
      <text:p text:style-name="P2">customer</text:p>
      <text:p text:style-name="P2">Time taken: 0.046 seconds, Fetched: 3 row(s)</text:p>
      <text:p text:style-name="P2"/>
      <text:p text:style-name="P2">hive&gt; select bank_id from Bank;</text:p>
      <text:p text:style-name="P2">OK</text:p>
      <text:p text:style-name="P2">1</text:p>
      <text:p text:style-name="P2">2</text:p>
      <text:p text:style-name="P2"><text:soft-page-break/>3</text:p>
      <text:p text:style-name="P2">4</text:p>
      <text:p text:style-name="P2">5</text:p>
      <text:p text:style-name="P2">Time taken: 0.177 seconds, Fetched: 5 row(s)</text:p>
      <text:p text:style-name="P2"/>
      <text:p text:style-name="P2">hive&gt; insert into account values(1234,101,1),(1235,102,2),(1236,103,3),(1237,104,4),(1238,105,5);</text:p>
      <text:p text:style-name="P2">Query ID = hdoop_20210709112210_ddf0c969-1b24-40df-a02d-a37cf6628821</text:p>
      <text:p text:style-name="P2">Total jobs = 3</text:p>
      <text:p text:style-name="P2">Launching Job 1 out of 3</text:p>
      <text:p text:style-name="P2">Number of reduce tasks determined at compile tim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5808600314_0004, Tracking URL = http://apoorva-VirtualBox:8088/proxy/application_1625808600314_0004/</text:p>
      <text:p text:style-name="P2">Kill Command = /home/hdoop/hadoop-3.2.1/bin/mapred job <text:s/>-kill job_1625808600314_0004</text:p>
      <text:p text:style-name="P2">Hadoop job information for Stage-1: number of mappers: 1; number of reducers: 1</text:p>
      <text:p text:style-name="P2">2021-07-09 11:22:20,541 Stage-1 map = 0%, <text:s/>reduce = 0%</text:p>
      <text:p text:style-name="P2">2021-07-09 11:22:28,886 Stage-1 map = 100%, <text:s/>reduce = 0%, Cumulative CPU 1.86 sec</text:p>
      <text:p text:style-name="P2">2021-07-09 11:22:35,176 Stage-1 map = 100%, <text:s/>reduce = 100%, Cumulative CPU 3.3 sec</text:p>
      <text:p text:style-name="P2">MapReduce Total cumulative CPU time: 3 seconds 300 msec</text:p>
      <text:p text:style-name="P2">Ended Job = job_1625808600314_0004</text:p>
      <text:p text:style-name="P2">Stage-4 is selected by condition resolver.</text:p>
      <text:p text:style-name="P2">Stage-3 is filtered out by condition resolver.</text:p>
      <text:p text:style-name="P2">Stage-5 is filtered out by condition resolver.</text:p>
      <text:p text:style-name="P2">Moving data to directory hdfs://127.0.0.1:9000/user/hive/warehouse/banking.db/account/.hive-staging_hive_2021-07-09_11-22-10_946_8053195071474684505-1/-ext-10000</text:p>
      <text:p text:style-name="P2">Loading data to table banking.account</text:p>
      <text:p text:style-name="P2"><text:soft-page-break/>MapReduce Jobs Launched: </text:p>
      <text:p text:style-name="P2">Stage-Stage-1: Map: 1 <text:s/>Reduce: 1 <text:s text:c="2"/>Cumulative CPU: 3.3 sec <text:s text:c="2"/>HDFS Read: 15832 HDFS Write: 394 SUCCESS</text:p>
      <text:p text:style-name="P2">Total MapReduce CPU Time Spent: 3 seconds 300 msec</text:p>
      <text:p text:style-name="P2">OK</text:p>
      <text:p text:style-name="P2">Time taken: 25.695 seconds</text:p>
      <text:p text:style-name="P2"/>
      <text:p text:style-name="P2">hive&gt; select * from account;</text:p>
      <text:p text:style-name="P2">OK</text:p>
      <text:p text:style-name="P2">1234<text:tab/>101<text:tab/>1</text:p>
      <text:p text:style-name="P2">1235<text:tab/>102<text:tab/>2</text:p>
      <text:p text:style-name="P2">1236<text:tab/>103<text:tab/>3</text:p>
      <text:p text:style-name="P2">1237<text:tab/>104<text:tab/>4</text:p>
      <text:p text:style-name="P2">1238<text:tab/>105<text:tab/>5</text:p>
      <text:p text:style-name="P2">Time taken: 0.174 seconds, Fetched: 5 row(s)</text:p>
      <text:p text:style-name="P2">hive&gt; select * from customer c,accounts a,bank b where c.cust_id=a.cust_id and a.bank_id=b.bank_id and b.bname="AXIS";</text:p>
      <text:p text:style-name="P2">FAILED: SemanticException [Error 10001]: Line 1:25 Table not found 'accounts'</text:p>
      <text:p text:style-name="P2">hive&gt; select * from customer c,account a,bank b where c.cust_id=a.cust_id and a.bank_id=b.bank_id and b.bname="AXIS";</text:p>
      <text:p text:style-name="P2">No Stats for banking@customer, Columns: income, dob, cname, accid, cust_id</text:p>
      <text:p text:style-name="P2">Query ID = hdoop_20210709112340_a5efaeba-8c7b-4d80-91f9-a2df05a39a9a</text:p>
      <text:p text:style-name="P2">Total jobs = 1</text:p>
      <text:p text:style-name="P2">Execution completed successfully</text:p>
      <text:p text:style-name="P2">MapredLocal task succeeded</text:p>
      <text:p text:style-name="P2">Launching Job 1 out of 1</text:p>
      <text:p text:style-name="P2">Number of reduce tasks is set to 0 since there's no reduce operator</text:p>
      <text:p text:style-name="P2">Starting Job = job_1625808600314_0005, Tracking URL = http://apoorva-VirtualBox:8088/proxy/application_1625808600314_0005/</text:p>
      <text:p text:style-name="P2">Kill Command = /home/hdoop/hadoop-3.2.1/bin/mapred job <text:s/>-kill job_1625808600314_0005</text:p>
      <text:p text:style-name="P2">Hadoop job information for Stage-5: number of mappers: 1; number of reducers: 0</text:p>
      <text:p text:style-name="P2">2021-07-09 11:24:03,549 Stage-5 map = 0%, <text:s/>reduce = 0%</text:p>
      <text:p text:style-name="P2">2021-07-09 11:24:10,806 Stage-5 map = 100%, <text:s/>reduce = 0%, Cumulative CPU 2.03 sec</text:p>
      <text:p text:style-name="P2"><text:soft-page-break/>MapReduce Total cumulative CPU time: 2 seconds 30 msec</text:p>
      <text:p text:style-name="P2">Ended Job = job_1625808600314_0005</text:p>
      <text:p text:style-name="P2">MapReduce Jobs Launched: </text:p>
      <text:p text:style-name="P2">Stage-Stage-5: Map: 1 <text:s text:c="2"/>Cumulative CPU: 2.03 sec <text:s text:c="2"/>HDFS Read: 13320 HDFS Write: 160 SUCCESS</text:p>
      <text:p text:style-name="P2">Total MapReduce CPU Time Spent: 2 seconds 30 msec</text:p>
      <text:p text:style-name="P2">OK</text:p>
      <text:p text:style-name="P2">101<text:tab/>Apoo<text:tab/>20000.0<text:tab/>1234<text:tab/>2000-12-01<text:tab/>1234<text:tab/>101<text:tab/>11<text:tab/>AXIS<text:tab/>Bangalore</text:p>
      <text:p text:style-name="P2">Time taken: 31.399 seconds, Fetched: 1 row(s)</text:p>
      <text:p text:style-name="P2"/>
      <text:p text:style-name="P1">Alter operation</text:p>
      <text:p text:style-name="P2">hive&gt; alter table Bank rename to bank;</text:p>
      <text:p text:style-name="P2">OK</text:p>
      <text:p text:style-name="P2">Time taken: 0.096 seconds</text:p>
      <text:p text:style-name="P2">hive&gt; show tables;</text:p>
      <text:p text:style-name="P2">OK</text:p>
      <text:p text:style-name="P2">account</text:p>
      <text:p text:style-name="P2">bank</text:p>
      <text:p text:style-name="P2">customer</text:p>
      <text:p text:style-name="P2">Time taken: 0.039 seconds, Fetched: 3 row(s)</text:p>
      <text:p text:style-name="P2"/>
      <text:p text:style-name="P2">hive&gt; alter table account rename to accounts;</text:p>
      <text:p text:style-name="P2">OK</text:p>
      <text:p text:style-name="P2">Time taken: 0.209 seconds</text:p>
      <text:p text:style-name="P2"/>
      <text:p text:style-name="P2">hive&gt; show tables;</text:p>
      <text:p text:style-name="P2">OK</text:p>
      <text:p text:style-name="P2">accounts</text:p>
      <text:p text:style-name="P2">bank</text:p>
      <text:p text:style-name="P2">customer</text:p>
      <text:p text:style-name="P2">Time taken: 0.05 seconds, Fetched: 3 row(s)</text:p>
      <text:p text:style-name="P2"/>
      <text:p text:style-name="P2">hive&gt; alter table bank change Blocation location String;</text:p>
      <text:p text:style-name="P2">OK</text:p>
      <text:p text:style-name="P2">Time taken: 0.158 seconds</text:p>
      <text:p text:style-name="P2"/>
      <text:p text:style-name="P2">hive&gt; describe bank;</text:p>
      <text:p text:style-name="P2">OK</text:p>
      <text:p text:style-name="P2"><text:soft-page-break/>bank_id <text:s text:c="12"/><text:tab/>int <text:s text:c="16"/><text:tab/> <text:s text:c="19"/></text:p>
      <text:p text:style-name="P2">bname <text:s text:c="14"/><text:tab/>string <text:s text:c="13"/><text:tab/> <text:s text:c="19"/></text:p>
      <text:p text:style-name="P2">location <text:s text:c="11"/><text:tab/>string <text:s text:c="13"/><text:tab/> <text:s text:c="19"/></text:p>
      <text:p text:style-name="P2">Time taken: 0.077 seconds, Fetched: 3 row(s)</text:p>
      <text:p text:style-name="P2"/>
      <text:p text:style-name="P2">hive&gt; select * from customer;</text:p>
      <text:p text:style-name="P2">OK</text:p>
      <text:p text:style-name="P2">101<text:tab/>Apoo<text:tab/>20000.0<text:tab/>1234<text:tab/>2000-12-01</text:p>
      <text:p text:style-name="P2">102<text:tab/>Sara<text:tab/>30000.0<text:tab/>1235<text:tab/>1999-01-20</text:p>
      <text:p text:style-name="P2">103<text:tab/>Anjali<text:tab/>40000.0<text:tab/>1236<text:tab/>2000-05-29</text:p>
      <text:p text:style-name="P2">104<text:tab/>Ashu<text:tab/>30500.0<text:tab/>1237<text:tab/>2000-11-02</text:p>
      <text:p text:style-name="P2">105<text:tab/>Anushka<text:tab/>40020.0<text:tab/>1238<text:tab/>2001-05-01</text:p>
      <text:p text:style-name="P2">Time taken: 0.188 seconds, Fetched: 5 row(s)</text:p>
      <text:p text:style-name="P2">hive&gt; select * from bank;</text:p>
      <text:p text:style-name="P2">OK</text:p>
      <text:p text:style-name="P2">1<text:tab/>AXIS<text:tab/>Bangalore</text:p>
      <text:p text:style-name="P2">2<text:tab/>SBI<text:tab/>Mysore</text:p>
      <text:p text:style-name="P2">3<text:tab/>Canara<text:tab/>Mandya</text:p>
      <text:p text:style-name="P2">4<text:tab/>SBI<text:tab/>Mangalore</text:p>
      <text:p text:style-name="P2">5<text:tab/>Kotak<text:tab/>Shivmogga</text:p>
      <text:p text:style-name="P2">Time taken: 0.168 seconds, Fetched: 5 row(s)</text:p>
      <text:p text:style-name="P2"/>
      <text:p text:style-name="P2">hive&gt; select * from accounts;</text:p>
      <text:p text:style-name="P2">OK</text:p>
      <text:p text:style-name="P2">1234<text:tab/>101<text:tab/>1</text:p>
      <text:p text:style-name="P2">1235<text:tab/>102<text:tab/>2</text:p>
      <text:p text:style-name="P2">1236<text:tab/>103<text:tab/>3</text:p>
      <text:p text:style-name="P2">1237<text:tab/>104<text:tab/>4</text:p>
      <text:p text:style-name="P2">1238<text:tab/>105<text:tab/>5</text:p>
      <text:p text:style-name="P2">Time taken: 0.159 seconds, Fetched: 5 row(s)</text:p>
      <text:p text:style-name="P2"/>
      <text:p text:style-name="P2">hive&gt; select * from customer where income=(select min(income) from customer);</text:p>
      <text:p text:style-name="P2">Query ID = hdoop_20210709112633_85290fc6-58a5-42fa-9205-6588b922d1ba</text:p>
      <text:p text:style-name="P2">Total jobs = 2</text:p>
      <text:p text:style-name="P2">Launching Job 1 out of 2</text:p>
      <text:p text:style-name="P2">Number of reduce tasks determined at compile time: 1</text:p>
      <text:p text:style-name="P2">In order to change the average load for a reducer (in bytes):</text:p>
      <text:p text:style-name="P2"><text:soft-page-break/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5808600314_0006, Tracking URL = http://apoorva-VirtualBox:8088/proxy/application_1625808600314_0006/</text:p>
      <text:p text:style-name="P2">Kill Command = /home/hdoop/hadoop-3.2.1/bin/mapred job <text:s/>-kill job_1625808600314_0006</text:p>
      <text:p text:style-name="P2">Hadoop job information for Stage-2: number of mappers: 1; number of reducers: 1</text:p>
      <text:p text:style-name="P2">2021-07-09 11:26:42,130 Stage-2 map = 0%, <text:s/>reduce = 0%</text:p>
      <text:p text:style-name="P2">2021-07-09 11:26:49,432 Stage-2 map = 100%, <text:s/>reduce = 0%, Cumulative CPU 1.43 sec</text:p>
      <text:p text:style-name="P2">2021-07-09 11:26:57,799 Stage-2 map = 100%, <text:s/>reduce = 100%, Cumulative CPU 3.59 sec</text:p>
      <text:p text:style-name="P2">MapReduce Total cumulative CPU time: 3 seconds 590 msec</text:p>
      <text:p text:style-name="P2">Ended Job = job_1625808600314_0006</text:p>
      <text:p text:style-name="P2"/>
      <text:p text:style-name="P2">Execution completed successfully</text:p>
      <text:p text:style-name="P2">MapredLocal task succeeded</text:p>
      <text:p text:style-name="P2">Launching Job 2 out of 2</text:p>
      <text:p text:style-name="P2">Number of reduce tasks is set to 0 since there's no reduce operator</text:p>
      <text:p text:style-name="P2">Starting Job = job_1625808600314_0007, Tracking URL = http://apoorva-VirtualBox:8088/proxy/application_1625808600314_0007/</text:p>
      <text:p text:style-name="P2">Kill Command = /home/hdoop/hadoop-3.2.1/bin/mapred job <text:s/>-kill job_1625808600314_0007</text:p>
      <text:p text:style-name="P2">Hadoop job information for Stage-3: number of mappers: 1; number of reducers: 0</text:p>
      <text:p text:style-name="P2">2021-07-09 11:27:18,021 Stage-3 map = 0%, <text:s/>reduce = 0%</text:p>
      <text:p text:style-name="P2">2021-07-09 11:27:25,291 Stage-3 map = 100%, <text:s/>reduce = 0%, Cumulative CPU 1.58 sec</text:p>
      <text:p text:style-name="P2">MapReduce Total cumulative CPU time: 1 seconds 580 msec</text:p>
      <text:p text:style-name="P2">Ended Job = job_1625808600314_0007</text:p>
      <text:p text:style-name="P2">MapReduce Jobs Launched: </text:p>
      <text:p text:style-name="P2">Stage-Stage-2: Map: 1 <text:s/>Reduce: 1 <text:s text:c="2"/>Cumulative CPU: 3.59 sec <text:s text:c="2"/>HDFS Read: 12945 HDFS Write: 117 SUCCESS</text:p>
      <text:p text:style-name="P2">Stage-Stage-3: Map: 1 <text:s text:c="2"/>Cumulative CPU: 1.58 sec <text:s text:c="2"/>HDFS Read: 7219 HDFS Write: 132 SUCCESS</text:p>
      <text:p text:style-name="P2"><text:soft-page-break/>Total MapReduce CPU Time Spent: 5 seconds 170 msec</text:p>
      <text:p text:style-name="P2">OK</text:p>
      <text:p text:style-name="P2">101<text:tab/>Apoo<text:tab/>20000.0<text:tab/>1234<text:tab/>2000-12-01</text:p>
      <text:p text:style-name="P2">Time taken: 52.545 seconds, Fetched: 1 row(s)</text:p>
      <text:p text:style-name="P2"/>
      <text:p text:style-name="P2">hive&gt; select * from customer where income=(select max(income) from customer);</text:p>
      <text:p text:style-name="P2">Query ID = hdoop_20210709112821_eee6e53f-7485-45f1-b376-c8598fd0b8c7</text:p>
      <text:p text:style-name="P2">Total jobs = 2</text:p>
      <text:p text:style-name="P2">Launching Job 1 out of 2</text:p>
      <text:p text:style-name="P2">Number of reduce tasks determined at compile tim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5808600314_0008, Tracking URL = http://apoorva-VirtualBox:8088/proxy/application_1625808600314_0008/</text:p>
      <text:p text:style-name="P2">Kill Command = /home/hdoop/hadoop-3.2.1/bin/mapred job <text:s/>-kill job_1625808600314_0008</text:p>
      <text:p text:style-name="P2">Hadoop job information for Stage-2: number of mappers: 1; number of reducers: 1</text:p>
      <text:p text:style-name="P2">2021-07-09 11:28:30,312 Stage-2 map = 0%, <text:s/>reduce = 0%</text:p>
      <text:p text:style-name="P2">2021-07-09 11:28:37,595 Stage-2 map = 100%, <text:s/>reduce = 0%, Cumulative CPU 1.39 sec</text:p>
      <text:p text:style-name="P2">2021-07-09 11:28:44,813 Stage-2 map = 100%, <text:s/>reduce = 100%, Cumulative CPU 3.25 sec</text:p>
      <text:p text:style-name="P2">MapReduce Total cumulative CPU time: 3 seconds 250 msec</text:p>
      <text:p text:style-name="P2">Ended Job = job_1625808600314_0008</text:p>
      <text:p text:style-name="P2">SLF4J: Actual binding is of type [org.apache.logging.slf4j.Log4jLoggerFactory]</text:p>
      <text:p text:style-name="P2">Execution completed successfully</text:p>
      <text:p text:style-name="P2">MapredLocal task succeeded</text:p>
      <text:p text:style-name="P2">Launching Job 2 out of 2</text:p>
      <text:p text:style-name="P2">Number of reduce tasks is set to 0 since there's no reduce operator</text:p>
      <text:p text:style-name="P2">Starting Job = job_1625808600314_0009, Tracking URL = http://apoorva-VirtualBox:8088/proxy/application_1625808600314_0009/</text:p>
      <text:p text:style-name="P2"><text:soft-page-break/>Kill Command = /home/hdoop/hadoop-3.2.1/bin/mapred job <text:s/>-kill job_1625808600314_0009</text:p>
      <text:p text:style-name="P2">Hadoop job information for Stage-3: number of mappers: 1; number of reducers: 0</text:p>
      <text:p text:style-name="P2">2021-07-09 11:29:05,428 Stage-3 map = 0%, <text:s/>reduce = 0%</text:p>
      <text:p text:style-name="P2">2021-07-09 11:29:12,728 Stage-3 map = 100%, <text:s/>reduce = 0%, Cumulative CPU 1.48 sec</text:p>
      <text:p text:style-name="P2">MapReduce Total cumulative CPU time: 1 seconds 480 msec</text:p>
      <text:p text:style-name="P2">Ended Job = job_1625808600314_0009</text:p>
      <text:p text:style-name="P2">MapReduce Jobs Launched: </text:p>
      <text:p text:style-name="P2">Stage-Stage-2: Map: 1 <text:s/>Reduce: 1 <text:s text:c="2"/>Cumulative CPU: 3.25 sec <text:s text:c="2"/>HDFS Read: 12969 HDFS Write: 117 SUCCESS</text:p>
      <text:p text:style-name="P2">Stage-Stage-3: Map: 1 <text:s text:c="2"/>Cumulative CPU: 1.48 sec <text:s text:c="2"/>HDFS Read: 7219 HDFS Write: 135 SUCCESS</text:p>
      <text:p text:style-name="P2">Total MapReduce CPU Time Spent: 4 seconds 730 msec</text:p>
      <text:p text:style-name="P2">OK</text:p>
      <text:p text:style-name="P2">105<text:tab/>Anushka<text:tab/>40020.0<text:tab/>1238<text:tab/>2001-05-01</text:p>
      <text:p text:style-name="P2">Time taken: 52.586 seconds, Fetched: 1 row(s)</text:p>
      <text:p text:style-name="P2"/>
      <text:p text:style-name="P2">hive&gt; insert into customer(cust_id,cname,income,dob) values(106,"suma",30000,"1996-01-10");</text:p>
      <text:p text:style-name="P2">Query ID = hdoop_20210709112925_85e81d02-7d9c-4f55-8caa-2c0d0c23d44e</text:p>
      <text:p text:style-name="P2">Total jobs = 3</text:p>
      <text:p text:style-name="P2">Launching Job 1 out of 3</text:p>
      <text:p text:style-name="P2">Number of reduce tasks is set to 0 since there's no reduce operator</text:p>
      <text:p text:style-name="P2">Starting Job = job_1625808600314_0010, Tracking URL = http://apoorva-VirtualBox:8088/proxy/application_1625808600314_0010/</text:p>
      <text:p text:style-name="P2">Kill Command = /home/hdoop/hadoop-3.2.1/bin/mapred job <text:s/>-kill job_1625808600314_0010</text:p>
      <text:p text:style-name="P2">Hadoop job information for Stage-1: number of mappers: 1; number of reducers: 0</text:p>
      <text:p text:style-name="P2">2021-07-09 11:29:35,413 Stage-1 map = 0%, <text:s/>reduce = 0%</text:p>
      <text:p text:style-name="P2">2021-07-09 11:29:42,761 Stage-1 map = 100%, <text:s/>reduce = 0%, Cumulative CPU 2.09 sec</text:p>
      <text:p text:style-name="P2">MapReduce Total cumulative CPU time: 2 seconds 90 msec</text:p>
      <text:p text:style-name="P2">Ended Job = job_1625808600314_0010</text:p>
      <text:p text:style-name="P2">Stage-4 is selected by condition resolver.</text:p>
      <text:p text:style-name="P2">Stage-3 is filtered out by condition resolver.</text:p>
      <text:p text:style-name="P2"><text:soft-page-break/>Stage-5 is filtered out by condition resolver.</text:p>
      <text:p text:style-name="P2">Moving data to directory hdfs://127.0.0.1:9000/user/hive/warehouse/banking.db/customer/.hive-staging_hive_2021-07-09_11-29-25_059_8105308283911771273-1/-ext-10000</text:p>
      <text:p text:style-name="P2">Loading data to table banking.customer</text:p>
      <text:p text:style-name="P2">MapReduce Jobs Launched: </text:p>
      <text:p text:style-name="P2">Stage-Stage-1: Map: 1 <text:s text:c="2"/>Cumulative CPU: 2.09 sec <text:s text:c="2"/>HDFS Read: 6036 HDFS Write: 103 SUCCESS</text:p>
      <text:p text:style-name="P2">Total MapReduce CPU Time Spent: 2 seconds 90 msec</text:p>
      <text:p text:style-name="P2">OK</text:p>
      <text:p text:style-name="P2">Time taken: 20.03 seconds</text:p>
      <text:p text:style-name="P2"/>
      <text:p text:style-name="P2">hive&gt; select * from customer;</text:p>
      <text:p text:style-name="P2">OK</text:p>
      <text:p text:style-name="P2">101<text:tab/>Apoo<text:tab/>20000.0<text:tab/>1234<text:tab/>2000-12-01</text:p>
      <text:p text:style-name="P2">102<text:tab/>Sara<text:tab/>30000.0<text:tab/>1235<text:tab/>1999-01-20</text:p>
      <text:p text:style-name="P2">103<text:tab/>Anjali<text:tab/>40000.0<text:tab/>1236<text:tab/>2000-05-29</text:p>
      <text:p text:style-name="P2">104<text:tab/>Ashu<text:tab/>30500.0<text:tab/>1237<text:tab/>2000-11-02</text:p>
      <text:p text:style-name="P2">105<text:tab/>Anushka<text:tab/>40020.0<text:tab/>1238<text:tab/>2001-05-01</text:p>
      <text:p text:style-name="P2">106<text:tab/>suma<text:tab/>30000.0<text:tab/>NULL<text:tab/>1996-01-10</text:p>
      <text:p text:style-name="P2">Time taken: 0.171 seconds, Fetched: 6 row(s)</text:p>
      <text:p text:style-name="P2">hive&gt; select * from customer c,accounts a,bank b where c.cust_id=a.cust_id and a.bank_id=b.bank_id and b.bname="AXIS";</text:p>
      <text:p text:style-name="P2">No Stats for banking@customer, Columns: income, dob, cname, accid, cust_id</text:p>
      <text:p text:style-name="P2">No Stats for banking@bank, Columns: location</text:p>
      <text:p text:style-name="P2">Query ID = hdoop_20210709113039_ded95213-880e-4b73-9a7e-627fd163f156</text:p>
      <text:p text:style-name="P2">Total jobs = 1</text:p>
      <text:p text:style-name="P2">Execution completed successfully</text:p>
      <text:p text:style-name="P2">MapredLocal task succeeded</text:p>
      <text:p text:style-name="P2">Launching Job 1 out of 1</text:p>
      <text:p text:style-name="P2">Number of reduce tasks is set to 0 since there's no reduce operator</text:p>
      <text:p text:style-name="P2">Starting Job = job_1625808600314_0011, Tracking URL = http://apoorva-VirtualBox:8088/proxy/application_1625808600314_0011/</text:p>
      <text:p text:style-name="P2">Kill Command = /home/hdoop/hadoop-3.2.1/bin/mapred job <text:s/>-kill job_1625808600314_0011</text:p>
      <text:p text:style-name="P2"><text:soft-page-break/>Hadoop job information for Stage-5: number of mappers: 1; number of reducers: 0</text:p>
      <text:p text:style-name="P2">2021-07-09 11:31:00,299 Stage-5 map = 0%, <text:s/>reduce = 0%</text:p>
      <text:p text:style-name="P2">2021-07-09 11:31:07,596 Stage-5 map = 100%, <text:s/>reduce = 0%, Cumulative CPU 2.43 sec</text:p>
      <text:p text:style-name="P2">MapReduce Total cumulative CPU time: 2 seconds 430 msec</text:p>
      <text:p text:style-name="P2">Ended Job = job_1625808600314_0011</text:p>
      <text:p text:style-name="P2">MapReduce Jobs Launched: </text:p>
      <text:p text:style-name="P2">Stage-Stage-5: Map: 1 <text:s text:c="2"/>Cumulative CPU: 2.43 sec <text:s text:c="2"/>HDFS Read: 13489 HDFS Write: 160 SUCCESS</text:p>
      <text:p text:style-name="P2">Total MapReduce CPU Time Spent: 2 seconds 430 msec</text:p>
      <text:p text:style-name="P2">OK</text:p>
      <text:p text:style-name="P2">101<text:tab/>Apoo<text:tab/>20000.0<text:tab/>1234<text:tab/>2000-12-01<text:tab/>1234<text:tab/>101<text:tab/>11<text:tab/>AXIS<text:tab/>Bangalore</text:p>
      <text:p text:style-name="P2">Time taken: 30.539 seconds, Fetched: 1 row(s)</text:p>
      <text:p text:style-name="P2"/>
      <text:p text:style-name="P2">hive&gt; select * from customer c,accounts a where c.accid=a.accid;</text:p>
      <text:p text:style-name="P2">Query ID = hdoop_20210709113125_b122b8e1-4f62-4b32-b40e-331b98227f1e</text:p>
      <text:p text:style-name="P2">Total jobs = 1</text:p>
      <text:p text:style-name="P2">Execution completed successfully</text:p>
      <text:p text:style-name="P2">MapredLocal task succeeded</text:p>
      <text:p text:style-name="P2">Launching Job 1 out of 1</text:p>
      <text:p text:style-name="P2">Number of reduce tasks is set to 0 since there's no reduce operator</text:p>
      <text:p text:style-name="P2">Starting Job = job_1625808600314_0012, Tracking URL = http://apoorva-VirtualBox:8088/proxy/application_1625808600314_0012/</text:p>
      <text:p text:style-name="P2">Kill Command = /home/hdoop/hadoop-3.2.1/bin/mapred job <text:s/>-kill job_1625808600314_0012</text:p>
      <text:p text:style-name="P2">Hadoop job information for Stage-3: number of mappers: 1; number of reducers: 0</text:p>
      <text:p text:style-name="P2">2021-07-09 11:31:46,051 Stage-3 map = 0%, <text:s/>reduce = 0%</text:p>
      <text:p text:style-name="P2">2021-07-09 11:31:53,368 Stage-3 map = 100%, <text:s/>reduce = 0%, Cumulative CPU 2.04 sec</text:p>
      <text:p text:style-name="P2">MapReduce Total cumulative CPU time: 2 seconds 40 msec</text:p>
      <text:p text:style-name="P2">Ended Job = job_1625808600314_0012</text:p>
      <text:p text:style-name="P2">MapReduce Jobs Launched: </text:p>
      <text:p text:style-name="P2">Stage-Stage-3: Map: 1 <text:s text:c="2"/>Cumulative CPU: 2.04 sec <text:s text:c="2"/>HDFS Read: 10496 HDFS Write: 372 SUCCESS</text:p>
      <text:p text:style-name="P2">Total MapReduce CPU Time Spent: 2 seconds 40 msec</text:p>
      <text:p text:style-name="P2"><text:soft-page-break/>OK</text:p>
      <text:p text:style-name="P2">101<text:tab/>Apoo<text:tab/>20000.0<text:tab/>1234<text:tab/>2000-12-01<text:tab/>1234<text:tab/>101<text:tab/>1</text:p>
      <text:p text:style-name="P2">102<text:tab/>Sara<text:tab/>30000.0<text:tab/>1235<text:tab/>1999-01-20<text:tab/>1235<text:tab/>102<text:tab/>2</text:p>
      <text:p text:style-name="P2">103<text:tab/>Anjali<text:tab/>40000.0<text:tab/>1236<text:tab/>2000-05-29<text:tab/>1236<text:tab/>103<text:tab/>3</text:p>
      <text:p text:style-name="P2">104<text:tab/>Ashu<text:tab/>30500.0<text:tab/>1237<text:tab/>2000-11-02<text:tab/>1237<text:tab/>104<text:tab/>4</text:p>
      <text:p text:style-name="P2">105<text:tab/>Anushka<text:tab/>40020.0<text:tab/>1238<text:tab/>2001-05-01<text:tab/>1238<text:tab/>105<text:tab/>5</text:p>
      <text:p text:style-name="P2">Time taken: 29.247 seconds, Fetched: 5 row(s)</text:p>
      <text:p text:style-name="P2"/>
      <text:p text:style-name="P2">hive&gt; select * from customer;</text:p>
      <text:p text:style-name="P2">OK</text:p>
      <text:p text:style-name="P2">101<text:tab/>Apoo<text:tab/>20000.0<text:tab/>1234<text:tab/>2000-12-01</text:p>
      <text:p text:style-name="P2">102<text:tab/>Sara<text:tab/>30000.0<text:tab/>1235<text:tab/>1999-01-20</text:p>
      <text:p text:style-name="P2">103<text:tab/>Anjali<text:tab/>40000.0<text:tab/>1236<text:tab/>2000-05-29</text:p>
      <text:p text:style-name="P2">104<text:tab/>Ashu<text:tab/>30500.0<text:tab/>1237<text:tab/>2000-11-02</text:p>
      <text:p text:style-name="P2">105<text:tab/>Anushka<text:tab/>40020.0<text:tab/>1238<text:tab/>2001-05-01</text:p>
      <text:p text:style-name="P2">106<text:tab/>suma<text:tab/>30000.0<text:tab/>NULL<text:tab/>1996-01-10</text:p>
      <text:p text:style-name="P2">Time taken: 0.154 seconds, Fetched: 6 row(s)</text:p>
      <text:p text:style-name="P2"/>
      <text:p text:style-name="P2">hive&gt; select * from customer where cust_id not in(select cust_id from customer where dob between "1990-10-10" and "1999-10-10");</text:p>
      <text:p text:style-name="P2">Warning: Map Join MAPJOIN[42][bigTable=?] in task 'Stage-7:MAPRED' is a cross product</text:p>
      <text:p text:style-name="P2">Query ID = hdoop_20210709113226_7ed344b2-b3d1-45d7-9560-63bf8321aa29</text:p>
      <text:p text:style-name="P2">Total jobs = 5</text:p>
      <text:p text:style-name="P2">Launching Job 1 out of 5</text:p>
      <text:p text:style-name="P2">Number of reduce tasks determined at compile tim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5808600314_0013, Tracking URL = http://apoorva-VirtualBox:8088/proxy/application_1625808600314_0013/</text:p>
      <text:p text:style-name="P2">Kill Command = /home/hdoop/hadoop-3.2.1/bin/mapred job <text:s/>-kill job_1625808600314_0013</text:p>
      <text:p text:style-name="P2">Hadoop job information for Stage-3: number of mappers: 1; number of reducers: 1</text:p>
      <text:p text:style-name="P2"><text:soft-page-break/>2021-07-09 11:32:36,322 Stage-3 map = 0%, <text:s/>reduce = 0%</text:p>
      <text:p text:style-name="P2">2021-07-09 11:32:45,819 Stage-3 map = 100%, <text:s/>reduce = 0%, Cumulative CPU 2.48 sec</text:p>
      <text:p text:style-name="P2">2021-07-09 11:33:06,688 Stage-3 map = 100%, <text:s/>reduce = 100%, Cumulative CPU 4.9 sec</text:p>
      <text:p text:style-name="P2">MapReduce Total cumulative CPU time: 4 seconds 900 msec</text:p>
      <text:p text:style-name="P2">Ended Job = job_1625808600314_0013</text:p>
      <text:p text:style-name="P2">Launching Job 2 out of 5</text:p>
      <text:p text:style-name="P2">Number of reduce tasks not specified. Estimated from input data siz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5808600314_0014, Tracking URL = http://apoorva-VirtualBox:8088/proxy/application_1625808600314_0014/</text:p>
      <text:p text:style-name="P2">Kill Command = /home/hdoop/hadoop-3.2.1/bin/mapred job <text:s/>-kill job_1625808600314_0014</text:p>
      <text:p text:style-name="P2">Hadoop job information for Stage-4: number of mappers: 1; number of reducers: 1</text:p>
      <text:p text:style-name="P2">2021-07-09 11:33:36,375 Stage-4 map = 0%, <text:s/>reduce = 0%</text:p>
      <text:p text:style-name="P2">2021-07-09 11:33:51,419 Stage-4 map = 100%, <text:s/>reduce = 0%, Cumulative CPU 2.59 sec</text:p>
      <text:p text:style-name="P2">2021-07-09 11:34:08,526 Stage-4 map = 100%, <text:s/>reduce = 100%, Cumulative CPU 4.73 sec</text:p>
      <text:p text:style-name="P2">MapReduce Total cumulative CPU time: 4 seconds 730 msec</text:p>
      <text:p text:style-name="P2">Ended Job = job_1625808600314_0014</text:p>
      <text:p text:style-name="P2">Execution completed successfully</text:p>
      <text:p text:style-name="P2">MapredLocal task succeeded</text:p>
      <text:p text:style-name="P2">Launching Job 3 out of 5</text:p>
      <text:p text:style-name="P2">Number of reduce tasks is set to 0 since there's no reduce operator</text:p>
      <text:p text:style-name="P2">Starting Job = job_1625808600314_0015, Tracking URL = http://apoorva-VirtualBox:8088/proxy/application_1625808600314_0015/</text:p>
      <text:p text:style-name="P2">Kill Command = /home/hdoop/hadoop-3.2.1/bin/mapred job <text:s/>-kill job_1625808600314_0015</text:p>
      <text:p text:style-name="P2">Hadoop job information for Stage-7: number of mappers: 1; number of reducers: 0</text:p>
      <text:p text:style-name="P2">2021-07-09 11:34:37,770 Stage-7 map = 0%, <text:s/>reduce = 0%</text:p>
      <text:p text:style-name="P2"><text:soft-page-break/>2021-07-09 11:34:46,165 Stage-7 map = 100%, <text:s/>reduce = 0%, Cumulative CPU 2.08 sec</text:p>
      <text:p text:style-name="P2">MapReduce Total cumulative CPU time: 2 seconds 80 msec</text:p>
      <text:p text:style-name="P2">Ended Job = job_1625808600314_0015</text:p>
      <text:p text:style-name="P2">Stage-8 is selected by condition resolver.</text:p>
      <text:p text:style-name="P2">Stage-2 is filtered out by condition resolver.</text:p>
      <text:p text:style-name="P2">Execution completed successfully</text:p>
      <text:p text:style-name="P2">MapredLocal task succeeded</text:p>
      <text:p text:style-name="P2">Launching Job 5 out of 5</text:p>
      <text:p text:style-name="P2">Number of reduce tasks is set to 0 since there's no reduce operator</text:p>
      <text:p text:style-name="P2">Starting Job = job_1625808600314_0016, Tracking URL = http://apoorva-VirtualBox:8088/proxy/application_1625808600314_0016/</text:p>
      <text:p text:style-name="P2">Kill Command = /home/hdoop/hadoop-3.2.1/bin/mapred job <text:s/>-kill job_1625808600314_0016</text:p>
      <text:p text:style-name="P2">Hadoop job information for Stage-5: number of mappers: 1; number of reducers: 0</text:p>
      <text:p text:style-name="P2">2021-07-09 11:35:16,208 Stage-5 map = 0%, <text:s/>reduce = 0%</text:p>
      <text:p text:style-name="P2">2021-07-09 11:35:25,646 Stage-5 map = 100%, <text:s/>reduce = 0%, Cumulative CPU 2.79 sec</text:p>
      <text:p text:style-name="P2">MapReduce Total cumulative CPU time: 2 seconds 790 msec</text:p>
      <text:p text:style-name="P2">Ended Job = job_1625808600314_0016</text:p>
      <text:p text:style-name="P2">MapReduce Jobs Launched: </text:p>
      <text:p text:style-name="P2">Stage-Stage-3: Map: 1 <text:s/>Reduce: 1 <text:s text:c="2"/>Cumulative CPU: 4.9 sec <text:s text:c="2"/>HDFS Read: 15488 HDFS Write: 115 SUCCESS</text:p>
      <text:p text:style-name="P2">Stage-Stage-4: Map: 1 <text:s/>Reduce: 1 <text:s text:c="2"/>Cumulative CPU: 4.73 sec <text:s text:c="2"/>HDFS Read: 14006 HDFS Write: 134 SUCCESS</text:p>
      <text:p text:style-name="P2">Stage-Stage-7: Map: 1 <text:s text:c="2"/>Cumulative CPU: 2.08 sec <text:s text:c="2"/>HDFS Read: 6853 HDFS Write: 308 SUCCESS</text:p>
      <text:p text:style-name="P2">Stage-Stage-5: Map: 1 <text:s text:c="2"/>Cumulative CPU: 2.79 sec <text:s text:c="2"/>HDFS Read: 9929 HDFS Write: 272 SUCCESS</text:p>
      <text:p text:style-name="P2">Total MapReduce CPU Time Spent: 14 seconds 500 msec</text:p>
      <text:p text:style-name="P2">OK</text:p>
      <text:p text:style-name="P2">101<text:tab/>Apoo<text:tab/>20000.0<text:tab/>1234<text:tab/>2000-12-01</text:p>
      <text:p text:style-name="P2">103<text:tab/>Anjali<text:tab/>40000.0<text:tab/>1236<text:tab/>2000-05-29</text:p>
      <text:p text:style-name="P2">104<text:tab/>Ashu<text:tab/>30500.0<text:tab/>1237<text:tab/>2000-11-02</text:p>
      <text:p text:style-name="P2">105<text:tab/>Anushka<text:tab/>40020.0<text:tab/>1238<text:tab/>2001-05-01</text:p>
      <text:p text:style-name="P2">Time taken: 180.004 seconds, Fetched: 4 row(s)</text:p>
      <text:p text:style-name="P2"/>
      <text:p text:style-name="P2"/>
      <text:p text:style-name="P1"><text:soft-page-break/>Create view</text:p>
      <text:p text:style-name="P2">hive&gt; create view account_view as select c.cname,a.accid,a.cust_id,a.bank_id from accounts a,customer c where a.cust_id=c.cust_id; </text:p>
      <text:p text:style-name="P2">OK</text:p>
      <text:p text:style-name="P2">Time taken: 11.053 seconds</text:p>
      <text:p text:style-name="P2"/>
      <text:p text:style-name="P2">hive&gt; select * from account_view;</text:p>
      <text:p text:style-name="P2">Query ID = hdoop_20210709113920_7d53868c-b83a-42d1-829a-9a39080c7b64</text:p>
      <text:p text:style-name="P2">Total jobs = 1</text:p>
      <text:p text:style-name="P2">SLF4J: Found binding in [jar:file:/home/hdoop/apache-hive-3.1.2-bin/lib/log4j-slf4j-impl-2.10.0.jar!/org/slf4j/impl/StaticLoggerBinder.class]</text:p>
      <text:p text:style-name="P2">SLF4J: See http://www.slf4j.org/codes.html#multiple_bindings for an explanation.</text:p>
      <text:p text:style-name="P2">SLF4J: Actual binding is of type [org.apache.logging.slf4j.Log4jLoggerFactory]</text:p>
      <text:p text:style-name="P2">Execution completed successfully</text:p>
      <text:p text:style-name="P2">MapredLocal task succeeded</text:p>
      <text:p text:style-name="P2">Launching Job 1 out of 1</text:p>
      <text:p text:style-name="P2">Number of reduce tasks is set to 0 since there's no reduce operator</text:p>
      <text:p text:style-name="P2">Starting Job = job_1625808600314_0017, Tracking URL = http://apoorva-VirtualBox:8088/proxy/application_1625808600314_0017/</text:p>
      <text:p text:style-name="P2">Kill Command = /home/hdoop/hadoop-3.2.1/bin/mapred job <text:s/>-kill job_1625808600314_0017</text:p>
      <text:p text:style-name="P2">Hadoop job information for Stage-3: number of mappers: 1; number of reducers: 0</text:p>
      <text:p text:style-name="P2">2021-07-09 11:40:36,246 Stage-3 map = 0%, <text:s/>reduce = 0%</text:p>
      <text:p text:style-name="P2">2021-07-09 11:40:54,141 Stage-3 map = 100%, <text:s/>reduce = 0%, Cumulative CPU 2.81 sec</text:p>
      <text:p text:style-name="P2">MapReduce Total cumulative CPU time: 2 seconds 810 msec</text:p>
      <text:p text:style-name="P2">Ended Job = job_1625808600314_0017</text:p>
      <text:p text:style-name="P2">MapReduce Jobs Launched: </text:p>
      <text:p text:style-name="P2">Stage-Stage-3: Map: 1 <text:s text:c="2"/>Cumulative CPU: 2.81 sec <text:s text:c="2"/>HDFS Read: 10262 HDFS Write: 232 SUCCESS</text:p>
      <text:p text:style-name="P2">Total MapReduce CPU Time Spent: 2 seconds 810 msec</text:p>
      <text:p text:style-name="P2">OK</text:p>
      <text:p text:style-name="P2">Apoo<text:tab/>1234<text:tab/>101<text:tab/>1</text:p>
      <text:p text:style-name="P2"><text:soft-page-break/>Sara<text:tab/>1235<text:tab/>102<text:tab/>2</text:p>
      <text:p text:style-name="P2">Anjali<text:tab/>1236<text:tab/>103<text:tab/>3</text:p>
      <text:p text:style-name="P2">Ashu<text:tab/>1237<text:tab/>104<text:tab/>4</text:p>
      <text:p text:style-name="P2">Anushka<text:tab/>1238<text:tab/>105<text:tab/>5</text:p>
      <text:p text:style-name="P2">Time taken: 95.899 seconds, Fetched: 5 row(s)</text:p>
      <text:p text:style-name="P2"/>
      <text:p text:style-name="P2">hive&gt; insert into customer values(107,"Riti",15000,1239,"2003-09-10");</text:p>
      <text:p text:style-name="P2">Query ID = hdoop_20210709114131_7ef7a3fe-e8b3-44d4-98ce-2eafb22d8ea9</text:p>
      <text:p text:style-name="P2">Total jobs = 3</text:p>
      <text:p text:style-name="P2">Launching Job 1 out of 3</text:p>
      <text:p text:style-name="P2">Number of reduce tasks is set to 0 since there's no reduce operator</text:p>
      <text:p text:style-name="P2">Starting Job = job_1625808600314_0018, Tracking URL = http://apoorva-VirtualBox:8088/proxy/application_1625808600314_0018/</text:p>
      <text:p text:style-name="P2">Kill Command = /home/hdoop/hadoop-3.2.1/bin/mapred job <text:s/>-kill job_1625808600314_0018</text:p>
      <text:p text:style-name="P2">Hadoop job information for Stage-1: number of mappers: 1; number of reducers: 0</text:p>
      <text:p text:style-name="P2">2021-07-09 11:42:01,502 Stage-1 map = 0%, <text:s/>reduce = 0%</text:p>
      <text:p text:style-name="P2">2021-07-09 11:42:19,178 Stage-1 map = 100%, <text:s/>reduce = 0%, Cumulative CPU 2.44 sec</text:p>
      <text:p text:style-name="P2">MapReduce Total cumulative CPU time: 2 seconds 440 msec</text:p>
      <text:p text:style-name="P2">Ended Job = job_1625808600314_0018</text:p>
      <text:p text:style-name="P2">Stage-4 is selected by condition resolver.</text:p>
      <text:p text:style-name="P2">Stage-3 is filtered out by condition resolver.</text:p>
      <text:p text:style-name="P2">Stage-5 is filtered out by condition resolver.</text:p>
      <text:p text:style-name="P2">Moving data to directory hdfs://127.0.0.1:9000/user/hive/warehouse/banking.db/customer/.hive-staging_hive_2021-07-09_11-41-31_908_6016654861561997232-1/-ext-10000</text:p>
      <text:p text:style-name="P2">Loading data to table banking.customer</text:p>
      <text:p text:style-name="P2">MapReduce Jobs Launched: </text:p>
      <text:p text:style-name="P2">Stage-Stage-1: Map: 1 <text:s text:c="2"/>Cumulative CPU: 2.44 sec <text:s text:c="2"/>HDFS Read: 6064 HDFS Write: 105 SUCCESS</text:p>
      <text:p text:style-name="P2">Total MapReduce CPU Time Spent: 2 seconds 440 msec</text:p>
      <text:p text:style-name="P2">OK</text:p>
      <text:p text:style-name="P2">Time taken: 51.298 seconds</text:p>
      <text:p text:style-name="P2"/>
      <text:p text:style-name="P2">hive&gt; select * from customer;</text:p>
      <text:p text:style-name="P2"><text:soft-page-break/>OK</text:p>
      <text:p text:style-name="P2">101<text:tab/>Apoo<text:tab/>20000.0<text:tab/>1234<text:tab/>2000-12-01</text:p>
      <text:p text:style-name="P2">102<text:tab/>Sara<text:tab/>30000.0<text:tab/>1235<text:tab/>1999-01-20</text:p>
      <text:p text:style-name="P2">103<text:tab/>Anjali<text:tab/>40000.0<text:tab/>1236<text:tab/>2000-05-29</text:p>
      <text:p text:style-name="P2">104<text:tab/>Ashu<text:tab/>30500.0<text:tab/>1237<text:tab/>2000-11-02</text:p>
      <text:p text:style-name="P2">105<text:tab/>Anushka<text:tab/>40020.0<text:tab/>1238<text:tab/>2001-05-01</text:p>
      <text:p text:style-name="P2">106<text:tab/>suma<text:tab/>30000.0<text:tab/>NULL<text:tab/>1996-01-10</text:p>
      <text:p text:style-name="P2">107<text:tab/>Riti<text:tab/>15000.0<text:tab/>1239<text:tab/>2003-09-10</text:p>
      <text:p text:style-name="P2">Time taken: 0.793 seconds, Fetched: 7 row(s)</text:p>
      <text:p text:style-name="P2"/>
      <text:p text:style-name="P2">hive&gt; select * from accounts;</text:p>
      <text:p text:style-name="P2">OK</text:p>
      <text:p text:style-name="P2">1234<text:tab/>101<text:tab/>1</text:p>
      <text:p text:style-name="P2">1235<text:tab/>102<text:tab/>2</text:p>
      <text:p text:style-name="P2">1236<text:tab/>103<text:tab/>3</text:p>
      <text:p text:style-name="P2">1237<text:tab/>104<text:tab/>4</text:p>
      <text:p text:style-name="P2">1238<text:tab/>105<text:tab/>5</text:p>
      <text:p text:style-name="P2">Time taken: 0.542 seconds, Fetched: 5 row(s)</text:p>
      <text:p text:style-name="P2"/>
      <text:p text:style-name="P2">hive&gt; select * from account_view;</text:p>
      <text:p text:style-name="P2">Query ID = hdoop_20210709114346_382ce1af-1ae9-4fa1-b25e-f09e5cf0bf22</text:p>
      <text:p text:style-name="P2">Total jobs = 1</text:p>
      <text:p text:style-name="P2">Execution completed successfully</text:p>
      <text:p text:style-name="P2">MapredLocal task succeeded</text:p>
      <text:p text:style-name="P2">Launching Job 1 out of 1</text:p>
      <text:p text:style-name="P2">Number of reduce tasks is set to 0 since there's no reduce operator</text:p>
      <text:p text:style-name="P2">Starting Job = job_1625808600314_0019, Tracking URL = http://apoorva-VirtualBox:8088/proxy/application_1625808600314_0019/</text:p>
      <text:p text:style-name="P2">Kill Command = /home/hdoop/hadoop-3.2.1/bin/mapred job <text:s/>-kill job_1625808600314_0019</text:p>
      <text:p text:style-name="P2">Hadoop job information for Stage-3: number of mappers: 1; number of reducers: 0</text:p>
      <text:p text:style-name="P2">2021-07-09 11:44:43,663 Stage-3 map = 0%, <text:s/>reduce = 0%</text:p>
      <text:p text:style-name="P2">2021-07-09 11:45:03,268 Stage-3 map = 100%, <text:s/>reduce = 0%, Cumulative CPU 3.27 sec</text:p>
      <text:p text:style-name="P2">MapReduce Total cumulative CPU time: 3 seconds 270 msec</text:p>
      <text:p text:style-name="P2">Ended Job = job_1625808600314_0019</text:p>
      <text:p text:style-name="P2">MapReduce Jobs Launched: </text:p>
      <text:p text:style-name="P2"><text:soft-page-break/>Stage-Stage-3: Map: 1 <text:s text:c="2"/>Cumulative CPU: 3.27 sec <text:s text:c="2"/>HDFS Read: 10411 HDFS Write: 232 SUCCESS</text:p>
      <text:p text:style-name="P2">Total MapReduce CPU Time Spent: 3 seconds 270 msec</text:p>
      <text:p text:style-name="P2">OK</text:p>
      <text:p text:style-name="P2">Apoo<text:tab/>1234<text:tab/>101<text:tab/>1</text:p>
      <text:p text:style-name="P2">Sara<text:tab/>1235<text:tab/>102<text:tab/>2</text:p>
      <text:p text:style-name="P2">Anjali<text:tab/>1236<text:tab/>103<text:tab/>3</text:p>
      <text:p text:style-name="P2">Ashu<text:tab/>1237<text:tab/>104<text:tab/>4</text:p>
      <text:p text:style-name="P2">Anushka<text:tab/>1238<text:tab/>105<text:tab/>5</text:p>
      <text:p text:style-name="P2">Time taken: 78.834 seconds, Fetched: 5 row(s)</text:p>
      <text:p text:style-name="P2">hive&gt; <text:s text:c="4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1:48:17.257647958</meta:creation-date>
    <dc:date>2021-07-09T22:05:52.695581519</dc:date>
    <meta:editing-duration>PT10H17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2" meta:paragraph-count="622" meta:word-count="3855" meta:character-count="28940" meta:non-whitespace-character-count="25348"/>
  </office:meta>
</office:document-meta>
</file>